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415" officeooo:paragraph-rsid="00136118"/>
    </style:style>
    <style:style style:name="P2" style:family="paragraph" style:parent-style-name="Standard">
      <style:paragraph-properties fo:text-align="justify" style:justify-single-word="false"/>
      <style:text-properties officeooo:rsid="00056415" officeooo:paragraph-rsid="00136118"/>
    </style:style>
    <style:style style:name="P3" style:family="paragraph" style:parent-style-name="Standard">
      <style:paragraph-properties fo:text-align="center" style:justify-single-word="false"/>
      <style:text-properties officeooo:rsid="00099d95" officeooo:paragraph-rsid="000b6f4f"/>
    </style:style>
    <style:style style:name="P4" style:family="paragraph" style:parent-style-name="Standard">
      <style:paragraph-properties fo:text-align="justify" style:justify-single-word="false"/>
      <style:text-properties officeooo:rsid="000bc1a3" officeooo:paragraph-rsid="00136118"/>
    </style:style>
    <style:style style:name="P5" style:family="paragraph" style:parent-style-name="Standard">
      <style:paragraph-properties fo:text-align="center" style:justify-single-word="false"/>
      <style:text-properties officeooo:rsid="00196dbc" officeooo:paragraph-rsid="00196dbc"/>
    </style:style>
    <style:style style:name="P6" style:family="paragraph" style:parent-style-name="Standard">
      <style:paragraph-properties fo:text-align="center" style:justify-single-word="false"/>
      <style:text-properties fo:font-size="18pt" officeooo:rsid="000bc1a3" officeooo:paragraph-rsid="00136118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0bc1a3" officeooo:paragraph-rsid="0013611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99d95" officeooo:paragraph-rsid="000b6f4f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22eca4" officeooo:paragraph-rsid="0022eca4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2406fb" officeooo:paragraph-rsid="002a678a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2b2504" officeooo:paragraph-rsid="002b2504" style:font-size-asian="13pt" style:font-size-complex="13pt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2a678a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31f7bc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3pt" officeooo:rsid="002439f1" officeooo:paragraph-rsid="002a678a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officeooo:rsid="002406fb" officeooo:paragraph-rsid="004242f5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officeooo:rsid="00421677" officeooo:paragraph-rsid="00421677"/>
    </style:style>
    <style:style style:name="P17" style:family="paragraph" style:parent-style-name="Standard">
      <style:paragraph-properties fo:text-align="center" style:justify-single-word="false"/>
      <style:text-properties officeooo:rsid="00056415" officeooo:paragraph-rsid="00136118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464da4" officeooo:paragraph-rsid="00464da4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473ce8" officeooo:paragraph-rsid="00473ce8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90fdf" officeooo:paragraph-rsid="00490fdf"/>
    </style:style>
    <style:style style:name="T1" style:family="text">
      <style:text-properties officeooo:rsid="00076188"/>
    </style:style>
    <style:style style:name="T2" style:family="text">
      <style:text-properties officeooo:rsid="000d72d0"/>
    </style:style>
    <style:style style:name="T3" style:family="text">
      <style:text-properties officeooo:rsid="00101860"/>
    </style:style>
    <style:style style:name="T4" style:family="text">
      <style:text-properties officeooo:rsid="001209a7"/>
    </style:style>
    <style:style style:name="T5" style:family="text">
      <style:text-properties officeooo:rsid="0015f699"/>
    </style:style>
    <style:style style:name="T6" style:family="text">
      <style:text-properties officeooo:rsid="00196dbc"/>
    </style:style>
    <style:style style:name="T7" style:family="text">
      <style:text-properties officeooo:rsid="001d6def"/>
    </style:style>
    <style:style style:name="T8" style:family="text">
      <style:text-properties officeooo:rsid="002017a2"/>
    </style:style>
    <style:style style:name="T9" style:family="text">
      <style:text-properties officeooo:rsid="002a678a"/>
    </style:style>
    <style:style style:name="T10" style:family="text">
      <style:text-properties fo:font-size="13pt" officeooo:rsid="002406fb" style:font-size-asian="13pt" style:font-size-complex="13pt"/>
    </style:style>
    <style:style style:name="T11" style:family="text">
      <style:text-properties fo:font-size="13pt" officeooo:rsid="002439f1" style:font-size-asian="13pt" style:font-size-complex="13pt"/>
    </style:style>
    <style:style style:name="T12" style:family="text">
      <style:text-properties fo:font-size="13pt" officeooo:rsid="002a678a" style:font-size-asian="13pt" style:font-size-complex="13pt"/>
    </style:style>
    <style:style style:name="T13" style:family="text">
      <style:text-properties fo:font-size="13pt" officeooo:rsid="002fbc36" style:font-size-asian="13pt" style:font-size-complex="13pt"/>
    </style:style>
    <style:style style:name="T14" style:family="text">
      <style:text-properties fo:font-size="13pt" officeooo:rsid="0030038a" style:font-size-asian="13pt" style:font-size-complex="13pt"/>
    </style:style>
    <style:style style:name="T15" style:family="text">
      <style:text-properties fo:font-size="13pt" officeooo:rsid="0031f7bc" style:font-size-asian="13pt" style:font-size-complex="13pt"/>
    </style:style>
    <style:style style:name="T16" style:family="text">
      <style:text-properties fo:font-size="13pt" officeooo:rsid="00364335" style:font-size-asian="13pt" style:font-size-complex="13pt"/>
    </style:style>
    <style:style style:name="T17" style:family="text">
      <style:text-properties fo:font-size="13pt" officeooo:rsid="0037ddb2" style:font-size-asian="13pt" style:font-size-complex="13pt"/>
    </style:style>
    <style:style style:name="T18" style:family="text">
      <style:text-properties fo:font-size="13pt" officeooo:rsid="00391206" style:font-size-asian="13pt" style:font-size-complex="13pt"/>
    </style:style>
    <style:style style:name="T19" style:family="text">
      <style:text-properties fo:font-size="13pt" officeooo:rsid="003b9c30" style:font-size-asian="13pt" style:font-size-complex="13pt"/>
    </style:style>
    <style:style style:name="T20" style:family="text">
      <style:text-properties fo:font-size="13pt" officeooo:rsid="003d696e" style:font-size-asian="13pt" style:font-size-complex="13pt"/>
    </style:style>
    <style:style style:name="T21" style:family="text">
      <style:text-properties fo:font-size="13pt" officeooo:rsid="003e470d" style:font-size-asian="13pt" style:font-size-complex="13pt"/>
    </style:style>
    <style:style style:name="T22" style:family="text">
      <style:text-properties fo:font-size="13pt" officeooo:rsid="003faaf6" style:font-size-asian="13pt" style:font-size-complex="13pt"/>
    </style:style>
    <style:style style:name="T23" style:family="text">
      <style:text-properties fo:font-size="13pt" officeooo:rsid="00444c9d" style:font-size-asian="13pt" style:font-size-complex="13pt"/>
    </style:style>
    <style:style style:name="T24" style:family="text">
      <style:text-properties fo:font-size="13pt" officeooo:rsid="00459c44" style:font-size-asian="13pt" style:font-size-complex="13pt"/>
    </style:style>
    <style:style style:name="T25" style:family="text">
      <style:text-properties fo:font-size="13pt" officeooo:rsid="004aff71" style:font-size-asian="13pt" style:font-size-complex="13pt"/>
    </style:style>
    <style:style style:name="T26" style:family="text">
      <style:text-properties officeooo:rsid="002d0304"/>
    </style:style>
    <style:style style:name="T27" style:family="text">
      <style:text-properties officeooo:rsid="004242f5"/>
    </style:style>
    <style:style style:name="T28" style:family="text">
      <style:text-properties officeooo:rsid="004359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span text:style-name="T6">QUIENES SOMOS ?</text:span></text:p>
      <text:p text:style-name="P7"/>
      <text:p text:style-name="P4"><text:span text:style-name="T3">Tr</text:span>anscarga <text:span text:style-name="T4">es un </text:span>mercado abierto <text:span text:style-name="T2">para encontrar transportistas o proveedores de servicio de envió.</text:span></text:p>
      <text:p text:style-name="P2"/>
      <text:p text:style-name="P3"/>
      <text:p text:style-name="P8"><text:span text:style-name="T8">TRANSCARGA PARA </text:span>CLIENTES </text:p>
      <text:p text:style-name="P3"/>
      <text:p text:style-name="P5"><text:span text:style-name="T7">Necesitas</text:span> enviar una carga liviana o pesada?</text:p>
      <text:p text:style-name="P3"/>
      <text:p text:style-name="P1"><text:span text:style-name="T6">Transcarga </text:span>te ayu<text:span text:style-name="T5">dara </text:span>a <text:span text:style-name="T1"><text:s/></text:span>conectar con el proveedor de servicio <text:s/>adecuado.</text:p>
      <text:p text:style-name="P1"/>
      <text:p text:style-name="P1"/>
      <text:list xml:id="list4582173214099637358" text:style-name="L2">
        <text:list-item>
          <text:p text:style-name="P18">Crea tu clasificado, especifica las características de tu envió.</text:p>
        </text:list-item>
        <text:list-item>
          <text:p text:style-name="P18">Recibe ofertas de muchos transportistas.</text:p>
        </text:list-item>
        <text:list-item>
          <text:p text:style-name="P19">Elige la oferta que se adecue a tu necesidad. </text:p>
        </text:list-item>
        <text:list-item>
          <text:p text:style-name="P20">Ahorra dinero. </text:p>
        </text:list-item>
      </text:list>
      <text:p text:style-name="P1"/>
      <text:p text:style-name="P1"/>
      <text:p text:style-name="P1"/>
      <text:p text:style-name="P9">TRANSCARGA PARA TRANSPORTISTAS </text:p>
      <text:p text:style-name="P7"/>
      <text:p text:style-name="P15"><text:span text:style-name="T27">S</text:span>i eres un transportista novato o experimentado y deseas trabajar como independiente, <text:span text:style-name="T26">podrás </text:span>hacerlo con nosotros, <text:span text:style-name="T28">t</text:span>e facilitaremos la vida, registrate en nuestra plataforma <text:span text:style-name="T9">y recibe muchos beneficios. </text:span></text:p>
      <text:p text:style-name="P10"/>
      <text:p text:style-name="P11">BENEFICIOS </text:p>
      <text:p text:style-name="P10"/>
      <text:list xml:id="list1586624339697822698" text:style-name="L1">
        <text:list-item>
          <text:p text:style-name="P12"><text:span text:style-name="T14">Registrate</text:span><text:span text:style-name="T13"> </text:span><text:span text:style-name="T10">fácilmente.</text:span></text:p>
        </text:list-item>
        <text:list-item>
          <text:p text:style-name="P13"><text:span text:style-name="T14">Se visible y date a conocer </text:span><text:span text:style-name="T13">rápidamente .</text:span></text:p>
        </text:list-item>
        <text:list-item>
          <text:p text:style-name="P12"><text:span text:style-name="T21">En</text:span><text:span text:style-name="T15">c</text:span><text:span text:style-name="T21">ue</text:span><text:span text:style-name="T15">ntra </text:span><text:span text:style-name="T14">clientes </text:span><text:span text:style-name="T23">desde tu hogar, </text:span><text:span text:style-name="T21">fácil </text:span><text:span text:style-name="T24">y </text:span><text:span text:style-name="T25">rápido</text:span><text:span text:style-name="T21">, </text:span><text:span text:style-name="T18">sin importar donde estés, </text:span><text:span text:style-name="T17">ya sea </text:span><text:span text:style-name="T16">mientras viajas o cambias de residencia.</text:span></text:p>
        </text:list-item>
        <text:list-item>
          <text:p text:style-name="P12"><text:span text:style-name="T12">Enc</text:span><text:span text:style-name="T20">ue</text:span><text:span text:style-name="T12">ntra </text:span><text:span text:style-name="T19">clasificados</text:span><text:span text:style-name="T10"> de envió, <text:s/></text:span><text:span text:style-name="T22">haz tu </text:span><text:span text:style-name="T10">oferta </text:span><text:span text:style-name="T11">y gana dinero.</text:span></text:p>
        </text:list-item>
      </text:list>
      <text:p text:style-name="P16"><text:span text:style-name="T11"/></text:p>
      <text:list xml:id="list234556787096212" text:continue-numbering="true" text:style-name="L1">
        <text:list-header>
          <text:p text:style-name="P14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5:50:12.363791682</meta:creation-date>
    <dc:date>2017-06-21T23:45:55.657155833</dc:date>
    <meta:editing-duration>PT1H14M42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44" meta:character-count="923" meta:non-whitespace-character-count="794"/>
  </office:meta>
</office:document-meta>
</file>